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44704E7.png"/>
  <manifest:file-entry manifest:media-type="image/png" manifest:full-path="Pictures/100000000000055600000300B37F39B6.png"/>
  <manifest:file-entry manifest:media-type="image/png" manifest:full-path="Pictures/100000000000055600000300EE46E532.png"/>
  <manifest:file-entry manifest:media-type="image/png" manifest:full-path="Pictures/100000000000055600000300590410B2.png"/>
  <manifest:file-entry manifest:media-type="image/png" manifest:full-path="Pictures/1000000000000556000003008FF570C6.png"/>
  <manifest:file-entry manifest:media-type="image/png" manifest:full-path="Pictures/1000000000000556000003002A04E1A3.png"/>
  <manifest:file-entry manifest:media-type="image/png" manifest:full-path="Pictures/10000000000005560000030076D9F2E3.png"/>
  <manifest:file-entry manifest:media-type="image/png" manifest:full-path="Pictures/1000000000000556000003000D2F1A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Leads module – Leaftaps – cucumber reports - https://reports.cucumber.io/reports/7d2c54d3-c93f-486b-bb0a-a67f0cfa9380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7.999cm" svg:height="15.741cm" svg:x="0cm" svg:y="4.826cm">
          <draw:image xlink:href="Pictures/10000000000005560000030076D9F2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254cm" svg:y="4.826cm">
          <draw:image xlink:href="Pictures/100000000000055600000300B37F39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069cm" svg:y="0.948cm">
          <draw:image xlink:href="Pictures/1000000000000556000003000D2F1A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508cm" svg:y="4.826cm">
          <draw:image xlink:href="Pictures/1000000000000556000003002A04E1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254cm" svg:y="4.318cm">
          <draw:image xlink:href="Pictures/100000000000055600000300590410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069cm" svg:y="4.572cm">
          <draw:image xlink:href="Pictures/1000000000000556000003008FF570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001cm" svg:y="4.572cm">
          <draw:image xlink:href="Pictures/100000000000055600000300B44704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9cm" svg:height="15.741cm" svg:x="0.069cm" svg:y="4.826cm">
          <draw:image xlink:href="Pictures/100000000000055600000300EE46E5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21:18:11.03</meta:creation-date>
    <meta:editing-duration>PT3M29S</meta:editing-duration>
    <meta:editing-cycles>2</meta:editing-cycles>
    <dc:date>2021-09-22T21:21:31.63</dc:date>
    <meta:document-statistic meta:object-count="61"/>
    <meta:generator>OpenOffice/4.1.10$Win32 OpenOffice.org_project/4110m2$Build-9807</meta:generator>
  </office:meta>
</office:document-meta>
</file>